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3">
      <style:paragraph-properties fo:margin-top="0in" fo:margin-bottom="0.0972in" style:contextual-spacing="false" fo:line-height="114%"/>
      <style:text-properties style:font-name="Google Sans"/>
    </style:style>
    <style:style style:name="P2" style:family="paragraph" style:parent-style-name="Heading_20_4">
      <style:paragraph-properties fo:margin-top="0in" fo:margin-bottom="0.0835in" style:contextual-spacing="false" fo:line-height="114%"/>
      <style:text-properties style:font-name="Google Sans Text" fo:font-weight="bold"/>
    </style:style>
    <style:style style:name="P3" style:family="paragraph" style:parent-style-name="Heading_20_4">
      <style:paragraph-properties fo:margin-top="0in" fo:margin-bottom="0.0835in" style:contextual-spacing="false" fo:line-height="114%"/>
    </style:style>
    <style:style style:name="P4" style:family="paragraph" style:parent-style-name="Preformatted_20_Text" style:list-style-name="L1">
      <style:paragraph-properties fo:margin-top="0in" fo:margin-bottom="0in" style:contextual-spacing="false" fo:line-height="114%" fo:padding="0in" fo:border="none"/>
    </style:style>
    <style:style style:name="P5" style:family="paragraph" style:parent-style-name="Preformatted_20_Text">
      <style:paragraph-properties fo:margin-top="0in" fo:margin-bottom="0in" style:contextual-spacing="false" fo:line-height="114%"/>
    </style:style>
    <style:style style:name="P6" style:family="paragraph" style:parent-style-name="Preformatted_20_Text" style:list-style-name="L2">
      <style:paragraph-properties fo:margin-top="0in" fo:margin-bottom="0in" style:contextual-spacing="false" fo:line-height="114%" fo:padding="0in" fo:border="none"/>
    </style:style>
    <style:style style:name="P7" style:family="paragraph" style:parent-style-name="Text_20_body">
      <style:paragraph-properties fo:margin-top="0in" fo:margin-bottom="0.0972in" style:contextual-spacing="false" fo:line-height="114%"/>
      <style:text-properties style:font-name="Google Sans Text"/>
    </style:style>
    <style:style style:name="P8" style:family="paragraph" style:parent-style-name="Text_20_body" style:list-style-name="L1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9" style:family="paragraph" style:parent-style-name="Text_20_body" style:list-style-name="L2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10" style:family="paragraph" style:parent-style-name="Text_20_body" style:list-style-name="L1">
      <style:paragraph-properties fo:margin-top="0in" fo:margin-bottom="0.0972in" style:contextual-spacing="false" fo:line-height="114%" fo:padding="0in" fo:border="none"/>
    </style:style>
    <style:style style:name="P11" style:family="paragraph" style:parent-style-name="Text_20_body" style:list-style-name="L2">
      <style:paragraph-properties fo:margin-top="0in" fo:margin-bottom="0.0972in" style:contextual-spacing="false" fo:line-height="114%" fo:padding="0in" fo:border="non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Yes, absolutely. This is an excellent use case for version control, and the workflow you've established can easily accommodate a documentation project.</text:p>
      <text:section text:style-name="Sect1" text:name="model-response-message-contentr_719fcf4c3a58c07a">
        <text:p text:style-name="P7">You can manage it using the same two options we discussed before. The only difference is that a documentation project doesn't have a service to restart.</text:p>
        <text:p text:style-name="Horizontal_20_Line"/>
        <text:h text:style-name="P1" text:outline-level="3">## Option 1: The Simple Script (Easiest Method)</text:h>
        <text:p text:style-name="P7">This is the most direct way. You treat the documentation as a third independent repository and simply add it to your deployment script.</text:p>
        <text:h text:style-name="P2" text:outline-level="4">How it Works</text:h>
        <text:list text:style-name="L1">
          <text:list-item>
            <text:p text:style-name="P10"><text:span text:style-name="T3">Repo Setup:</text:span><text:span text:style-name="T2"> Create a new repository on GitHub for your documentation (e.g., </text:span><text:span text:style-name="Source_20_Text"><text:span text:style-name="T2">my-boat-docs</text:span></text:span><text:span text:style-name="T2">).</text:span></text:p>
          </text:list-item>
          <text:list-item>
            <text:p text:style-name="P10"><text:span text:style-name="T3">Branching:</text:span><text:span text:style-name="T2"> Use the same </text:span><text:span text:style-name="Source_20_Text"><text:span text:style-name="T2">main</text:span></text:span><text:span text:style-name="T2"> (production/released) and </text:span><text:span text:style-name="Source_20_Text"><text:span text:style-name="T2">develop</text:span></text:span><text:span text:style-name="T2"> (drafts/in-progress) branching strategy for the documentation repository.</text:span></text:p>
          </text:list-item>
          <text:list-item>
            <text:p text:style-name="P8"><text:span text:style-name="T1">File Structure:</text:span> On your Pis, you'll have a third folder.</text:p>
            <text:p text:style-name="P4"><text:span text:style-name="Source_20_Text"><text:span text:style-name="T2">/home/pi/</text:span></text:span></text:p>
            <text:p text:style-name="P4"><text:span text:style-name="Source_20_Text">├── </text:span><text:span text:style-name="Source_20_Text"><text:span text:style-name="T2">app1/</text:span></text:span></text:p>
            <text:p text:style-name="P4"><text:span text:style-name="Source_20_Text">├── </text:span><text:span text:style-name="Source_20_Text"><text:span text:style-name="T2">app2/</text:span></text:span></text:p>
            <text:p text:style-name="P4"><text:span text:style-name="Source_20_Text">└── </text:span><text:span text:style-name="Source_20_Text"><text:span text:style-name="T2">my-boat-docs/</text:span></text:span></text:p>
            <text:p text:style-name="P4"><text:span text:style-name="Source_20_Text"><text:s text:c="4"/>└── </text:span><text:span text:style-name="Source_20_Text"><text:span text:style-name="T2">.git/</text:span></text:span></text:p>
          </text:list-item>
          <text:list-item>
            <text:p text:style-name="P10"><text:span text:style-name="T3">Deployment Script:</text:span><text:span text:style-name="T2"> You just add a new section to your </text:span><text:span text:style-name="Source_20_Text"><text:span text:style-name="T2">deploy_prod_multi.sh</text:span></text:span><text:span text:style-name="T2"> script to handle the documentation folder.</text:span></text:p>
          </text:list-item>
        </text:list>
        <text:h text:style-name="P3" text:outline-level="4"><text:span text:style-name="T3">Updated Deployment Script (</text:span><text:span text:style-name="Source_20_Text"><text:span text:style-name="T3">deploy_prod_multi.sh</text:span></text:span><text:span text:style-name="T3">)</text:span></text:h>
        <text:p text:style-name="P7">Here is the updated script that now handles all three projects.</text:p>
        <text:p text:style-name="P7">Bash</text:p>
        <text:p text:style-name="P5"><text:span text:style-name="Source_20_Text"><text:span text:style-name="T2">#!/bin/bash</text:span></text:span></text:p>
        <text:p text:style-name="P5"/>
        <text:p text:style-name="P5"><text:span text:style-name="Source_20_Text"><text:span text:style-name="T2"># This script prepares a cloned Pi for production by deploying the 'main' branch</text:span></text:span></text:p>
        <text:p text:style-name="P5"><text:span text:style-name="Source_20_Text"><text:span text:style-name="T2"># for TWO applications and ONE documentation repository.</text:span></text:span></text:p>
        <text:p text:style-name="P5"/>
        <text:p text:style-name="P5"><text:span text:style-name="Source_20_Text"><text:span text:style-name="T2">echo "--- Starting Production Deployment for Full System ---"</text:span></text:span></text:p>
        <text:p text:style-name="P5"/>
        <text:p text:style-name="P5"><text:span text:style-name="Source_20_Text"><text:span text:style-name="T2"># --- Deploy App1 ---</text:span></text:span></text:p>
        <text:p text:style-name="P5"><text:span text:style-name="Source_20_Text"><text:span text:style-name="T2">echo ""</text:span></text:span></text:p>
        <text:p text:style-name="P5"><text:span text:style-name="Source_20_Text"><text:span text:style-name="T2">echo "Deploying App1..."</text:span></text:span></text:p>
        <text:p text:style-name="P5"><text:span text:style-name="Source_20_Text"><text:span text:style-name="T2">cd /home/pi/app1 || { echo "Could not find app1 directory. Aborting."; exit 1; }</text:span></text:span></text:p>
        <text:p text:style-name="P5"><text:span text:style-name="Source_20_Text"><text:span text:style-name="T2">git checkout main</text:span></text:span></text:p>
        <text:p text:style-name="P5"><text:span text:style-name="Source_20_Text"><text:span text:style-name="T2">git pull origin main</text:span></text:span></text:p>
        <text:p text:style-name="P5"><text:span text:style-name="Source_20_Text"><text:span text:style-name="T2">echo "App1 deployed to main branch."</text:span></text:span></text:p>
        <text:p text:style-name="P5"/>
        <text:p text:style-name="P5"><text:span text:style-name="Source_20_Text"><text:span text:style-name="T2"># --- Deploy App2 ---</text:span></text:span></text:p>
        <text:p text:style-name="P5"><text:span text:style-name="Source_20_Text"><text:span text:style-name="T2">echo ""</text:span></text:span></text:p>
        <text:p text:style-name="P5"><text:span text:style-name="Source_20_Text"><text:span text:style-name="T2">echo "Deploying App2..."</text:span></text:span></text:p>
        <text:p text:style-name="P5"><text:span text:style-name="Source_20_Text"><text:span text:style-name="T2">cd /home/pi/app2 || { echo "Could not find app2 directory. Aborting."; exit 1; }</text:span></text:span></text:p>
        <text:p text:style-name="P5"><text:span text:style-name="Source_20_Text"><text:span text:style-name="T2">git checkout main</text:span></text:span></text:p>
        <text:p text:style-name="P5"><text:soft-page-break/><text:span text:style-name="Source_20_Text"><text:span text:style-name="T2">git pull origin main</text:span></text:span></text:p>
        <text:p text:style-name="P5"><text:span text:style-name="Source_20_Text"><text:span text:style-name="T2">echo "App2 deployed to main branch."</text:span></text:span></text:p>
        <text:p text:style-name="P5"/>
        <text:p text:style-name="P5"><text:span text:style-name="Source_20_Text"><text:span text:style-name="T2"># --- Deploy Documentation ---</text:span></text:span></text:p>
        <text:p text:style-name="P5"><text:span text:style-name="Source_20_Text"><text:span text:style-name="T2">echo ""</text:span></text:span></text:p>
        <text:p text:style-name="P5"><text:span text:style-name="Source_20_Text"><text:span text:style-name="T2">echo "Deploying Documentation..."</text:span></text:span></text:p>
        <text:p text:style-name="P5"><text:span text:style-name="Source_20_Text"><text:span text:style-name="T2">cd /home/pi/my-boat-docs || { echo "Could not find my-boat-docs directory. Aborting."; exit 1; }</text:span></text:span></text:p>
        <text:p text:style-name="P5"><text:span text:style-name="Source_20_Text"><text:span text:style-name="T2">git checkout main</text:span></text:span></text:p>
        <text:p text:style-name="P5"><text:span text:style-name="Source_20_Text"><text:span text:style-name="T2">git pull origin main</text:span></text:span></text:p>
        <text:p text:style-name="P5"><text:span text:style-name="Source_20_Text"><text:span text:style-name="T2">echo "Documentation deployed to main branch."</text:span></text:span></text:p>
        <text:p text:style-name="P5"/>
        <text:p text:style-name="P5"><text:span text:style-name="Source_20_Text"><text:span text:style-name="T2"># --- Restart App Services ---</text:span></text:span></text:p>
        <text:p text:style-name="P5"><text:span text:style-name="Source_20_Text"><text:span text:style-name="T2">echo ""</text:span></text:span></text:p>
        <text:p text:style-name="P5"><text:span text:style-name="Source_20_Text"><text:span text:style-name="T2">echo "Restarting application services..."</text:span></text:span></text:p>
        <text:p text:style-name="P5"><text:span text:style-name="Source_20_Text"><text:span text:style-name="T2">sudo systemctl restart app1.service <text:s/># &lt;-- Change to your service names</text:span></text:span></text:p>
        <text:p text:style-name="P5"><text:span text:style-name="Source_20_Text"><text:span text:style-name="T2">sudo systemctl restart app2.service</text:span></text:span></text:p>
        <text:p text:style-name="P5"><text:span text:style-name="Source_20_Text"><text:span text:style-name="T2"># Note: No restart command is needed for the documentation.</text:span></text:span></text:p>
        <text:p text:style-name="P5"/>
        <text:p text:style-name="P5"><text:span text:style-name="Source_20_Text"><text:span text:style-name="T2">echo "--- Production deployment complete. ---"</text:span></text:span></text:p>
        <text:p text:style-name="Horizontal_20_Line"/>
        <text:h text:style-name="P1" text:outline-level="3">## Option 2: The Advanced Method (Git Submodules)</text:h>
        <text:p text:style-name="P7">This method also works perfectly. The documentation project simply becomes a third submodule in your "superproject."</text:p>
        <text:p text:style-name="P7">This approach gives you the powerful ability to <text:span text:style-name="T1">version-lock your documentation to specific releases of your applications</text:span>. For example, a single commit in your superproject can represent "App1 v1.2, App2 v2.1, and Docs v1.5," which are all known to be compatible.</text:p>
        <text:h text:style-name="P2" text:outline-level="4">How it Works</text:h>
        <text:list text:style-name="L2">
          <text:list-item>
            <text:p text:style-name="P11"><text:span text:style-name="T3">Setup:</text:span><text:span text:style-name="T2"> From within your superproject folder (</text:span><text:span text:style-name="Source_20_Text"><text:span text:style-name="T2">my-boat-deployment</text:span></text:span><text:span text:style-name="T2">), you would add the documentation repository as a third submodule.</text:span></text:p>
            <text:p text:style-name="P9">Bash</text:p>
            <text:p text:style-name="P6"><text:span text:style-name="Source_20_Text"><text:span text:style-name="T2">git submodule add &lt;docs-repo-url&gt; my-boat-docs</text:span></text:span></text:p>
          </text:list-item>
          <text:list-item>
            <text:p text:style-name="P11"><text:span text:style-name="T3">Deployment:</text:span><text:span text:style-name="T2"> Your deployment script </text:span><text:span text:style-name="T3">does not need to change</text:span><text:span text:style-name="T2">. The </text:span><text:span text:style-name="Source_20_Text"><text:span text:style-name="T2">git submodule update --init --recursive</text:span></text:span><text:span text:style-name="T2"> command will automatically update all three repositories (App1, App2, and Docs) to the correct versions tracked by the superproject.</text:span></text:p>
          </text:list-item>
        </text:list>
        <text:p text:style-name="Horizontal_20_Line"/>
        <text:h text:style-name="P1" text:outline-level="3">## Recommendation</text:h>
        <text:p text:style-name="P7">My recommendation remains the same: <text:span text:style-name="T1">Start with Option 1.</text:span></text:p>
        <text:p text:style-name="P7">The simple script is easy to understand and modify. It perfectly handles your need to track and deploy a documentation project alongside your applications without adding the complexity of a submodule workflow. If you ever need the strict version-locking that submodules provide, you can always migrate to Option 2 later.</text:p>
      </text:section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7:45:19.535638720</meta:creation-date>
    <dc:date>2025-07-15T17:46:19.384444293</dc:date>
    <meta:editing-duration>PT1M2S</meta:editing-duration>
    <meta:editing-cycles>1</meta:editing-cycles>
    <meta:document-statistic meta:table-count="0" meta:image-count="0" meta:object-count="0" meta:page-count="3" meta:paragraph-count="60" meta:word-count="544" meta:character-count="3484" meta:non-whitespace-character-count="3005"/>
    <meta:generator>LibreOffice/7.4.7.2$Linux_AARCH64 LibreOffice_project/40$Build-2</meta:generator>
  </office:meta>
</office:document-meta>
</file>